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4cc6" officeooo:paragraph-rsid="000c4cc6"/>
    </style:style>
    <style:style style:name="P2" style:family="paragraph" style:parent-style-name="Standard">
      <style:text-properties officeooo:paragraph-rsid="000c4cc6"/>
    </style:style>
    <style:style style:name="P3" style:family="paragraph" style:parent-style-name="Preformatted_20_Text">
      <style:text-properties officeooo:rsid="000c4cc6" officeooo:paragraph-rsid="000c4cc6"/>
    </style:style>
    <style:style style:name="T1" style:family="text">
      <style:text-properties officeooo:rsid="000c4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imero teneis que instalar python en la computadora, si usais Mac: </text:span>brew install python3</text:p>
      <text:p text:style-name="P2"/>
      <text:p text:style-name="P1">Luego teneis que instalar jupyter notebook:</text:p>
      <text:p text:style-name="P3">pip3 install --upgrade pip</text:p>
      <text:p text:style-name="P3">pip3 install jupyter</text:p>
      <text:p text:style-name="P1"/>
      <text:p text:style-name="P1">Luego, desde terminal y en la carpeta donde esta el archivo:</text:p>
      <text:p text:style-name="P1">jupyter-notebook <text:s text:c="2"/>(o tambien, <text:s/>jupyter notebook, directamente)</text:p>
      <text:p text:style-name="P1"/>
      <text:p text:style-name="P1">Se os abrira jupyter en el chrome y abris el archivo. Desde ahi, arriba hay una pestaña que pone kernel, le dais y escogeis Restart&amp;Run All.</text:p>
      <text:p text:style-name="P1">El archivo se ejecutara y podreis usar vosotros mismos el sistema, con nuevos inputs.</text:p>
      <text:p text:style-name="P1">Cualquier cosa me decis. Abraz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6:13:07.075846299</meta:creation-date>
    <meta:generator>LibreOffice/6.0.7.3$Linux_X86_64 LibreOffice_project/00m0$Build-3</meta:generator>
    <dc:date>2019-08-28T16:18:22.872149582</dc:date>
    <meta:editing-duration>PT5M16S</meta:editing-duration>
    <meta:editing-cycles>1</meta:editing-cycles>
    <meta:document-statistic meta:table-count="0" meta:image-count="0" meta:object-count="0" meta:page-count="1" meta:paragraph-count="9" meta:word-count="90" meta:character-count="557" meta:non-whitespace-character-count="474"/>
  </office:meta>
</office:document-meta>
</file>